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AMOS HUAMANI, YUNIO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48990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562790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AMOS HUAMANI, YUNIO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48990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562790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09/2021</text:p>
          </table:table-cell>
          <table:table-cell table:style-name="Tabla2.A3" office:value-type="string">
            <text:p text:style-name="P22">283276</text:p>
          </table:table-cell>
          <table:table-cell table:style-name="Tabla2.D3" office:value-type="string">
            <text:p text:style-name="P23">63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9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0:26:5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